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74pt"/>
    </style:style>
    <style:style style:name="co2" style:family="table-column">
      <style:table-column-properties fo:break-before="auto" style:column-width="101.91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115pt"/>
    </style:style>
    <style:style style:name="co5" style:family="table-column">
      <style:table-column-properties fo:break-before="auto" style:column-width="20.04pt"/>
    </style:style>
    <style:style style:name="co6" style:family="table-column">
      <style:table-column-properties fo:break-before="auto" style:column-width="55.56pt"/>
    </style:style>
    <style:style style:name="co7" style:family="table-column">
      <style:table-column-properties fo:break-before="auto" style:column-width="83.34pt"/>
    </style:style>
    <style:style style:name="co8" style:family="table-column">
      <style:table-column-properties fo:break-before="auto" style:column-width="87.19pt"/>
    </style:style>
    <style:style style:name="co9" style:family="table-column">
      <style:table-column-properties fo:break-before="auto" style:column-width="33.14pt"/>
    </style:style>
    <style:style style:name="co10" style:family="table-column">
      <style:table-column-properties fo:break-before="auto" style:column-width="73.3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3.16pt"/>
    </style:style>
    <style:style style:name="co13" style:family="table-column">
      <style:table-column-properties fo:break-before="auto" style:column-width="76.39pt"/>
    </style:style>
    <style:style style:name="co14" style:family="table-column">
      <style:table-column-properties fo:break-before="auto" style:column-width="81.04pt"/>
    </style:style>
    <style:style style:name="co15" style:family="table-column">
      <style:table-column-properties fo:break-before="auto" style:column-width="7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54.54pt" svg:y="259.77pt">
            <loext:p draw:notify-on-update-of-ranges="Sheet1.A1:Sheet1.A1 Sheet1.S1:Sheet1.S1 Sheet1.B1:Sheet1.B1 Sheet1.B2:Sheet1.B17 Sheet1.D1:Sheet1.D1 Sheet1.D2:Sheet1.D17 Sheet1.G1:Sheet1.G1 Sheet1.G2:Sheet1.G17 Sheet1.K1:Sheet1.K1 Sheet1.K2:Sheet1.K17 Sheet1.O1:Sheet1.O1 Sheet1.O2:Sheet1.O17 Sheet1.S1:Sheet1.S1 Sheet1.S2:Sheet1.S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3pt" svg:height="255.26pt" svg:x="563.9pt" svg:y="263.51pt">
            <loext:p draw:notify-on-update-of-ranges="Sheet1.T1:Sheet1.T1 Sheet1.C1:Sheet1.C1 Sheet1.C2:Sheet1.C17 Sheet1.H1:Sheet1.H1 Sheet1.H2:Sheet1.H17 Sheet1.L1:Sheet1.L1 Sheet1.L2:Sheet1.L17 Sheet1.P1:Sheet1.P1 Sheet1.P2:Sheet1.P17 Sheet1.T1:Sheet1.T1 Sheet1.T2:Sheet1.T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default-cell-style-name="Default"/>
        <table:table-column table:style-name="co11" table:default-cell-style-name="Default"/>
        <table:table-column table:style-name="co13" table:default-cell-style-name="ce1"/>
        <table:table-column table:style-name="co11" table:default-cell-style-name="ce1"/>
        <table:table-column table:style-name="co12" table:default-cell-style-name="Default"/>
        <table:table-column table:style-name="co11" table:default-cell-style-name="Default"/>
        <table:table-column table:style-name="co14" table:default-cell-style-name="ce1"/>
        <table:table-column table:style-name="co15" table:default-cell-style-name="ce1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Sum MB/s (1)</text:p>
          </table:table-cell>
          <table:table-cell office:value-type="string" calcext:value-type="string">
            <text:p>Avg MB/s (1)</text:p>
          </table:table-cell>
          <table:table-cell office:value-type="string" calcext:value-type="string">
            <text:p>Expected Sum MB/s</text:p>
          </table:table-cell>
          <table:table-cell/>
          <table:table-cell office:value-type="string" calcext:value-type="string">
            <text:p>Count (2)</text:p>
          </table:table-cell>
          <table:table-cell office:value-type="string" calcext:value-type="string">
            <text:p>Sum MB/s (2)</text:p>
          </table:table-cell>
          <table:table-cell office:value-type="string" calcext:value-type="string">
            <text:p>Avg MB/s (2)</text:p>
          </table:table-cell>
          <table:table-cell/>
          <table:table-cell office:value-type="string" calcext:value-type="string">
            <text:p>Count (4)</text:p>
          </table:table-cell>
          <table:table-cell table:style-name="Default" office:value-type="string" calcext:value-type="string">
            <text:p>Sum MB/s (4)</text:p>
          </table:table-cell>
          <table:table-cell table:style-name="Default" office:value-type="string" calcext:value-type="string">
            <text:p>Avg MB/s (4)</text:p>
          </table:table-cell>
          <table:table-cell/>
          <table:table-cell office:value-type="string" calcext:value-type="string">
            <text:p>Count (8)</text:p>
          </table:table-cell>
          <table:table-cell table:style-name="Default" office:value-type="string" calcext:value-type="string">
            <text:p>Sum MB/s (8)</text:p>
          </table:table-cell>
          <table:table-cell table:style-name="Default" office:value-type="string" calcext:value-type="string">
            <text:p>Avg MB/s (8)</text:p>
          </table:table-cell>
          <table:table-cell/>
          <table:table-cell office:value-type="string" calcext:value-type="string">
            <text:p>Count (16)</text:p>
          </table:table-cell>
          <table:table-cell table:style-name="Default" office:value-type="string" calcext:value-type="string">
            <text:p>Sum MB/s (16)</text:p>
          </table:table-cell>
          <table:table-cell table:style-name="Default" office:value-type="string" calcext:value-type="string">
            <text:p>Avg MB/s (16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table:formula="of:=[.B2]/[.A2]" office:value-type="float" office:value="189" calcext:value-type="float">
            <text:p>189</text:p>
          </table:table-cell>
          <table:table-cell table:formula="of:=[.B$2]*[.A2]" office:value-type="float" office:value="189" calcext:value-type="float">
            <text:p>18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[.G3]" office:value-type="float" office:value="340" calcext:value-type="float">
            <text:p>340</text:p>
          </table:table-cell>
          <table:table-cell table:formula="of:=[.H3]" office:value-type="float" office:value="170" calcext:value-type="float">
            <text:p>17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$5]" office:value-type="float" office:value="556" calcext:value-type="float">
            <text:p>556</text:p>
          </table:table-cell>
          <table:table-cell table:formula="of:=[.L$5]" office:value-type="float" office:value="139" calcext:value-type="float">
            <text:p>13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O$9]" office:value-type="float" office:value="957" calcext:value-type="float">
            <text:p>957</text:p>
          </table:table-cell>
          <table:table-cell table:formula="of:=[.P$9]" office:value-type="float" office:value="119.625" calcext:value-type="float">
            <text:p>119.62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S$17]" office:value-type="float" office:value="1331.2" calcext:value-type="float">
            <text:p>1331.2</text:p>
          </table:table-cell>
          <table:table-cell table:formula="of:=[.T$17]" office:value-type="float" office:value="83.2" calcext:value-type="float">
            <text:p>83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85+182" office:value-type="float" office:value="367" calcext:value-type="float">
            <text:p>367</text:p>
          </table:table-cell>
          <table:table-cell table:formula="of:=[.B3]/[.A3]" office:value-type="float" office:value="183.5" calcext:value-type="float">
            <text:p>183.5</text:p>
          </table:table-cell>
          <table:table-cell table:formula="of:=[.B$2]*[.A3]" office:value-type="float" office:value="378" calcext:value-type="float">
            <text:p>3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table:formula="of:=[.G3]/[.F3]" office:value-type="float" office:value="170" calcext:value-type="float">
            <text:p>17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K$5]" office:value-type="float" office:value="556" calcext:value-type="float">
            <text:p>556</text:p>
          </table:table-cell>
          <table:table-cell table:formula="of:=[.L$5]" office:value-type="float" office:value="139" calcext:value-type="float">
            <text:p>13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O$9]" office:value-type="float" office:value="957" calcext:value-type="float">
            <text:p>957</text:p>
          </table:table-cell>
          <table:table-cell table:formula="of:=[.P$9]" office:value-type="float" office:value="119.625" calcext:value-type="float">
            <text:p>119.62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S$17]" office:value-type="float" office:value="1331.2" calcext:value-type="float">
            <text:p>1331.2</text:p>
          </table:table-cell>
          <table:table-cell table:formula="of:=[.T$17]" office:value-type="float" office:value="83.2" calcext:value-type="float">
            <text:p>83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88+198+175" office:value-type="float" office:value="561" calcext:value-type="float">
            <text:p>561</text:p>
          </table:table-cell>
          <table:table-cell table:formula="of:=[.B4]/[.A4]" office:value-type="float" office:value="187" calcext:value-type="float">
            <text:p>187</text:p>
          </table:table-cell>
          <table:table-cell table:formula="of:=[.B$2]*[.A4]" office:value-type="float" office:value="567" calcext:value-type="float">
            <text:p>567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[.G5]" office:value-type="float" office:value="696" calcext:value-type="float">
            <text:p>696</text:p>
          </table:table-cell>
          <table:table-cell table:formula="of:=[.H5]" office:value-type="float" office:value="174" calcext:value-type="float">
            <text:p>17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$5]" office:value-type="float" office:value="556" calcext:value-type="float">
            <text:p>556</text:p>
          </table:table-cell>
          <table:table-cell table:formula="of:=[.L$5]" office:value-type="float" office:value="139" calcext:value-type="float">
            <text:p>13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O$9]" office:value-type="float" office:value="957" calcext:value-type="float">
            <text:p>957</text:p>
          </table:table-cell>
          <table:table-cell table:formula="of:=[.P$9]" office:value-type="float" office:value="119.625" calcext:value-type="float">
            <text:p>119.62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S$17]" office:value-type="float" office:value="1331.2" calcext:value-type="float">
            <text:p>1331.2</text:p>
          </table:table-cell>
          <table:table-cell table:formula="of:=[.T$17]" office:value-type="float" office:value="83.2" calcext:value-type="float">
            <text:p>83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87+192+219+207" office:value-type="float" office:value="805" calcext:value-type="float">
            <text:p>805</text:p>
          </table:table-cell>
          <table:table-cell table:formula="of:=[.B5]/[.A5]" office:value-type="float" office:value="201.25" calcext:value-type="float">
            <text:p>201.25</text:p>
          </table:table-cell>
          <table:table-cell table:formula="of:=[.B$2]*[.A5]" office:value-type="float" office:value="756" calcext:value-type="float">
            <text:p>756</text:p>
          </table:table-cell>
          <table:table-cell/>
          <table:table-cell office:value-type="float" office:value="4" calcext:value-type="float">
            <text:p>4</text:p>
          </table:table-cell>
          <table:table-cell table:formula="of:=340+356" office:value-type="float" office:value="696" calcext:value-type="float">
            <text:p>696</text:p>
          </table:table-cell>
          <table:table-cell table:formula="of:=[.G5]/[.F5]" office:value-type="float" office:value="174" calcext:value-type="float">
            <text:p>17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556" calcext:value-type="float">
            <text:p>556</text:p>
          </table:table-cell>
          <table:table-cell table:style-name="Default" table:formula="of:=[.K5]/[.J5]" office:value-type="float" office:value="139" calcext:value-type="float">
            <text:p>13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O$9]" office:value-type="float" office:value="957" calcext:value-type="float">
            <text:p>957</text:p>
          </table:table-cell>
          <table:table-cell table:formula="of:=[.P$9]" office:value-type="float" office:value="119.625" calcext:value-type="float">
            <text:p>119.62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S$17]" office:value-type="float" office:value="1331.2" calcext:value-type="float">
            <text:p>1331.2</text:p>
          </table:table-cell>
          <table:table-cell table:formula="of:=[.T$17]" office:value-type="float" office:value="83.2" calcext:value-type="float">
            <text:p>83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96+199+199+203+179" office:value-type="float" office:value="976" calcext:value-type="float">
            <text:p>976</text:p>
          </table:table-cell>
          <table:table-cell table:formula="of:=[.B6]/[.A6]" office:value-type="float" office:value="195.2" calcext:value-type="float">
            <text:p>195.2</text:p>
          </table:table-cell>
          <table:table-cell table:formula="of:=[.B$2]*[.A6]" office:value-type="float" office:value="945" calcext:value-type="float">
            <text:p>9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[.G7]" office:value-type="float" office:value="972" calcext:value-type="float">
            <text:p>972</text:p>
          </table:table-cell>
          <table:table-cell table:formula="of:=[.H7]" office:value-type="float" office:value="162" calcext:value-type="float">
            <text:p>16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$9]" office:value-type="float" office:value="1012" calcext:value-type="float">
            <text:p>1012</text:p>
          </table:table-cell>
          <table:table-cell table:formula="of:=[.L$9]" office:value-type="float" office:value="126.5" calcext:value-type="float">
            <text:p>126.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O$9]" office:value-type="float" office:value="957" calcext:value-type="float">
            <text:p>957</text:p>
          </table:table-cell>
          <table:table-cell table:formula="of:=[.P$9]" office:value-type="float" office:value="119.625" calcext:value-type="float">
            <text:p>119.62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S$17]" office:value-type="float" office:value="1331.2" calcext:value-type="float">
            <text:p>1331.2</text:p>
          </table:table-cell>
          <table:table-cell table:formula="of:=[.T$17]" office:value-type="float" office:value="83.2" calcext:value-type="float">
            <text:p>83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84+194+196+194+185+187" office:value-type="float" office:value="1140" calcext:value-type="float">
            <text:p>1140</text:p>
          </table:table-cell>
          <table:table-cell table:formula="of:=[.B7]/[.A7]" office:value-type="float" office:value="190" calcext:value-type="float">
            <text:p>190</text:p>
          </table:table-cell>
          <table:table-cell table:formula="of:=[.B$2]*[.A7]" office:value-type="float" office:value="1134" calcext:value-type="float">
            <text:p>1134</text:p>
          </table:table-cell>
          <table:table-cell/>
          <table:table-cell office:value-type="float" office:value="6" calcext:value-type="float">
            <text:p>6</text:p>
          </table:table-cell>
          <table:table-cell table:formula="of:=336+318+318" office:value-type="float" office:value="972" calcext:value-type="float">
            <text:p>972</text:p>
          </table:table-cell>
          <table:table-cell table:formula="of:=[.G7]/[.F7]" office:value-type="float" office:value="162" calcext:value-type="float">
            <text:p>16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K$9]" office:value-type="float" office:value="1012" calcext:value-type="float">
            <text:p>1012</text:p>
          </table:table-cell>
          <table:table-cell table:formula="of:=[.L$9]" office:value-type="float" office:value="126.5" calcext:value-type="float">
            <text:p>126.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O$9]" office:value-type="float" office:value="957" calcext:value-type="float">
            <text:p>957</text:p>
          </table:table-cell>
          <table:table-cell table:formula="of:=[.P$9]" office:value-type="float" office:value="119.625" calcext:value-type="float">
            <text:p>119.62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S$17]" office:value-type="float" office:value="1331.2" calcext:value-type="float">
            <text:p>1331.2</text:p>
          </table:table-cell>
          <table:table-cell table:formula="of:=[.T$17]" office:value-type="float" office:value="83.2" calcext:value-type="float">
            <text:p>83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07+201+210+205+202+204+140" office:value-type="float" office:value="1369" calcext:value-type="float">
            <text:p>1369</text:p>
          </table:table-cell>
          <table:table-cell table:formula="of:=[.B8]/[.A8]" office:value-type="float" office:value="195.571428571429" calcext:value-type="float">
            <text:p>195.5714285714</text:p>
          </table:table-cell>
          <table:table-cell table:formula="of:=[.B$2]*[.A8]" office:value-type="float" office:value="1323" calcext:value-type="float">
            <text:p>1323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table:formula="of:=[.G9]" office:value-type="float" office:value="1255" calcext:value-type="float">
            <text:p>1255</text:p>
          </table:table-cell>
          <table:table-cell table:formula="of:=[.H9]" office:value-type="float" office:value="156.875" calcext:value-type="float">
            <text:p>156.87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K$9]" office:value-type="float" office:value="1012" calcext:value-type="float">
            <text:p>1012</text:p>
          </table:table-cell>
          <table:table-cell table:formula="of:=[.L$9]" office:value-type="float" office:value="126.5" calcext:value-type="float">
            <text:p>126.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O$9]" office:value-type="float" office:value="957" calcext:value-type="float">
            <text:p>957</text:p>
          </table:table-cell>
          <table:table-cell table:formula="of:=[.P$9]" office:value-type="float" office:value="119.625" calcext:value-type="float">
            <text:p>119.62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S$17]" office:value-type="float" office:value="1331.2" calcext:value-type="float">
            <text:p>1331.2</text:p>
          </table:table-cell>
          <table:table-cell table:formula="of:=[.T$17]" office:value-type="float" office:value="83.2" calcext:value-type="float">
            <text:p>83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90+192+194+202+178+184+184+187" office:value-type="float" office:value="1511" calcext:value-type="float">
            <text:p>1511</text:p>
          </table:table-cell>
          <table:table-cell table:formula="of:=[.B9]/[.A9]" office:value-type="float" office:value="188.875" calcext:value-type="float">
            <text:p>188.875</text:p>
          </table:table-cell>
          <table:table-cell table:formula="of:=[.B$2]*[.A9]" office:value-type="float" office:value="1512" calcext:value-type="float">
            <text:p>1512</text:p>
          </table:table-cell>
          <table:table-cell/>
          <table:table-cell office:value-type="float" office:value="8" calcext:value-type="float">
            <text:p>8</text:p>
          </table:table-cell>
          <table:table-cell table:formula="of:=289+321+348+297" office:value-type="float" office:value="1255" calcext:value-type="float">
            <text:p>1255</text:p>
          </table:table-cell>
          <table:table-cell table:formula="of:=[.G9]/[.F9]" office:value-type="float" office:value="156.875" calcext:value-type="float">
            <text:p>156.875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table:formula="of:=583+429" office:value-type="float" office:value="1012" calcext:value-type="float">
            <text:p>1012</text:p>
          </table:table-cell>
          <table:table-cell table:style-name="Default" table:formula="of:=[.K9]/[.J9]" office:value-type="float" office:value="126.5" calcext:value-type="float">
            <text:p>126.5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957" calcext:value-type="float">
            <text:p>957</text:p>
          </table:table-cell>
          <table:table-cell table:style-name="Default" table:formula="of:=[.O9]/[.N9]" office:value-type="float" office:value="119.625" calcext:value-type="float">
            <text:p>119.62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S$17]" office:value-type="float" office:value="1331.2" calcext:value-type="float">
            <text:p>1331.2</text:p>
          </table:table-cell>
          <table:table-cell table:formula="of:=[.T$17]" office:value-type="float" office:value="83.2" calcext:value-type="float">
            <text:p>83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30+190+198+196+177+196+181+185+192" office:value-type="float" office:value="1645" calcext:value-type="float">
            <text:p>1645</text:p>
          </table:table-cell>
          <table:table-cell table:formula="of:=[.B10]/[.A10]" office:value-type="float" office:value="182.777777777778" calcext:value-type="float">
            <text:p>182.7777777778</text:p>
          </table:table-cell>
          <table:table-cell table:formula="of:=[.B$2]*[.A10]" office:value-type="float" office:value="1701" calcext:value-type="float">
            <text:p>1701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table:formula="of:=[.G11]" office:value-type="float" office:value="1567" calcext:value-type="float">
            <text:p>1567</text:p>
          </table:table-cell>
          <table:table-cell table:formula="of:=[.H11]" office:value-type="float" office:value="156.7" calcext:value-type="float">
            <text:p>156.7</text:p>
          </table:table-cell>
          <table:table-cell/>
          <table:table-cell office:value-type="float" office:value="9" calcext:value-type="float">
            <text:p>9</text:p>
          </table:table-cell>
          <table:table-cell table:formula="of:=[.K$13]" office:value-type="float" office:value="1557" calcext:value-type="float">
            <text:p>1557</text:p>
          </table:table-cell>
          <table:table-cell table:formula="of:=[.L$13]" office:value-type="float" office:value="129.75" calcext:value-type="float">
            <text:p>129.7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O$17]" office:value-type="float" office:value="1653" calcext:value-type="float">
            <text:p>1653</text:p>
          </table:table-cell>
          <table:table-cell table:formula="of:=[.P$17]" office:value-type="float" office:value="103.3125" calcext:value-type="float">
            <text:p>103.312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S$17]" office:value-type="float" office:value="1331.2" calcext:value-type="float">
            <text:p>1331.2</text:p>
          </table:table-cell>
          <table:table-cell table:formula="of:=[.T$17]" office:value-type="float" office:value="83.2" calcext:value-type="float">
            <text:p>83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68+181+188+185+171+176+176+170+178+178" office:value-type="float" office:value="1771" calcext:value-type="float">
            <text:p>1771</text:p>
          </table:table-cell>
          <table:table-cell table:formula="of:=[.B11]/[.A11]" office:value-type="float" office:value="177.1" calcext:value-type="float">
            <text:p>177.1</text:p>
          </table:table-cell>
          <table:table-cell table:formula="of:=[.B$2]*[.A11]" office:value-type="float" office:value="1890" calcext:value-type="float">
            <text:p>189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303+316+346+351+251" office:value-type="float" office:value="1567" calcext:value-type="float">
            <text:p>1567</text:p>
          </table:table-cell>
          <table:table-cell table:formula="of:=[.G11]/[.F11]" office:value-type="float" office:value="156.7" calcext:value-type="float">
            <text:p>156.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$13]" office:value-type="float" office:value="1557" calcext:value-type="float">
            <text:p>1557</text:p>
          </table:table-cell>
          <table:table-cell table:formula="of:=[.L$13]" office:value-type="float" office:value="129.75" calcext:value-type="float">
            <text:p>129.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O$17]" office:value-type="float" office:value="1653" calcext:value-type="float">
            <text:p>1653</text:p>
          </table:table-cell>
          <table:table-cell table:formula="of:=[.P$17]" office:value-type="float" office:value="103.3125" calcext:value-type="float">
            <text:p>103.31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S$17]" office:value-type="float" office:value="1331.2" calcext:value-type="float">
            <text:p>1331.2</text:p>
          </table:table-cell>
          <table:table-cell table:formula="of:=[.T$17]" office:value-type="float" office:value="83.2" calcext:value-type="float">
            <text:p>83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48+177+171+175+158+163+167+161+178+166+165" office:value-type="float" office:value="1829" calcext:value-type="float">
            <text:p>1829</text:p>
          </table:table-cell>
          <table:table-cell table:formula="of:=[.B12]/[.A12]" office:value-type="float" office:value="166.272727272727" calcext:value-type="float">
            <text:p>166.2727272727</text:p>
          </table:table-cell>
          <table:table-cell table:formula="of:=[.B$2]*[.A12]" office:value-type="float" office:value="2079" calcext:value-type="float">
            <text:p>2079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table:formula="of:=[.G13]" office:value-type="float" office:value="1615" calcext:value-type="float">
            <text:p>1615</text:p>
          </table:table-cell>
          <table:table-cell table:formula="of:=[.H13]" office:value-type="float" office:value="134.583333333333" calcext:value-type="float">
            <text:p>134.583333333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K$13]" office:value-type="float" office:value="1557" calcext:value-type="float">
            <text:p>1557</text:p>
          </table:table-cell>
          <table:table-cell table:formula="of:=[.L$13]" office:value-type="float" office:value="129.75" calcext:value-type="float">
            <text:p>129.7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O$17]" office:value-type="float" office:value="1653" calcext:value-type="float">
            <text:p>1653</text:p>
          </table:table-cell>
          <table:table-cell table:formula="of:=[.P$17]" office:value-type="float" office:value="103.3125" calcext:value-type="float">
            <text:p>103.31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S$17]" office:value-type="float" office:value="1331.2" calcext:value-type="float">
            <text:p>1331.2</text:p>
          </table:table-cell>
          <table:table-cell table:formula="of:=[.T$17]" office:value-type="float" office:value="83.2" calcext:value-type="float">
            <text:p>83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53+156+162+166+155+148+157+156+158+154+152+155" office:value-type="float" office:value="1872" calcext:value-type="float">
            <text:p>1872</text:p>
          </table:table-cell>
          <table:table-cell table:formula="of:=[.B13]/[.A13]" office:value-type="float" office:value="156" calcext:value-type="float">
            <text:p>156</text:p>
          </table:table-cell>
          <table:table-cell table:formula="of:=[.B$2]*[.A13]" office:value-type="float" office:value="2268" calcext:value-type="float">
            <text:p>2268</text:p>
          </table:table-cell>
          <table:table-cell/>
          <table:table-cell office:value-type="float" office:value="12" calcext:value-type="float">
            <text:p>12</text:p>
          </table:table-cell>
          <table:table-cell table:formula="of:=215+267+261+290+290+292" office:value-type="float" office:value="1615" calcext:value-type="float">
            <text:p>1615</text:p>
          </table:table-cell>
          <table:table-cell table:formula="of:=[.G13]/[.F13]" office:value-type="float" office:value="134.583333333333" calcext:value-type="float">
            <text:p>134.5833333333</text:p>
          </table:table-cell>
          <table:table-cell/>
          <table:table-cell office:value-type="float" office:value="12" calcext:value-type="float">
            <text:p>12</text:p>
          </table:table-cell>
          <table:table-cell table:style-name="Default" table:formula="of:=527+576+454" office:value-type="float" office:value="1557" calcext:value-type="float">
            <text:p>1557</text:p>
          </table:table-cell>
          <table:table-cell table:style-name="Default" table:formula="of:=[.K13]/[.J13]" office:value-type="float" office:value="129.75" calcext:value-type="float">
            <text:p>129.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O$17]" office:value-type="float" office:value="1653" calcext:value-type="float">
            <text:p>1653</text:p>
          </table:table-cell>
          <table:table-cell table:formula="of:=[.P$17]" office:value-type="float" office:value="103.3125" calcext:value-type="float">
            <text:p>103.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S$17]" office:value-type="float" office:value="1331.2" calcext:value-type="float">
            <text:p>1331.2</text:p>
          </table:table-cell>
          <table:table-cell table:formula="of:=[.T$17]" office:value-type="float" office:value="83.2" calcext:value-type="float">
            <text:p>83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24+163+163+164+175+149+152+149+163+150+151+151+165" office:value-type="float" office:value="2019" calcext:value-type="float">
            <text:p>2019</text:p>
          </table:table-cell>
          <table:table-cell table:formula="of:=[.B14]/[.A14]" office:value-type="float" office:value="155.307692307692" calcext:value-type="float">
            <text:p>155.3076923077</text:p>
          </table:table-cell>
          <table:table-cell table:formula="of:=[.B$2]*[.A14]" office:value-type="float" office:value="2457" calcext:value-type="float">
            <text:p>2457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table:formula="of:=[.G15]" office:value-type="float" office:value="1755" calcext:value-type="float">
            <text:p>1755</text:p>
          </table:table-cell>
          <table:table-cell table:formula="of:=[.H15]" office:value-type="float" office:value="125.357142857143" calcext:value-type="float">
            <text:p>125.357142857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K$17]" office:value-type="float" office:value="1750" calcext:value-type="float">
            <text:p>1750</text:p>
          </table:table-cell>
          <table:table-cell table:formula="of:=[.L$17]" office:value-type="float" office:value="109.375" calcext:value-type="float">
            <text:p>109.37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O$17]" office:value-type="float" office:value="1653" calcext:value-type="float">
            <text:p>1653</text:p>
          </table:table-cell>
          <table:table-cell table:formula="of:=[.P$17]" office:value-type="float" office:value="103.3125" calcext:value-type="float">
            <text:p>103.31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S$17]" office:value-type="float" office:value="1331.2" calcext:value-type="float">
            <text:p>1331.2</text:p>
          </table:table-cell>
          <table:table-cell table:formula="of:=[.T$17]" office:value-type="float" office:value="83.2" calcext:value-type="float">
            <text:p>83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18+150+149+137+152+136+137+135+147+138+140+140+149+151" office:value-type="float" office:value="1979" calcext:value-type="float">
            <text:p>1979</text:p>
          </table:table-cell>
          <table:table-cell table:formula="of:=[.B15]/[.A15]" office:value-type="float" office:value="141.357142857143" calcext:value-type="float">
            <text:p>141.3571428571</text:p>
          </table:table-cell>
          <table:table-cell table:formula="of:=[.B$2]*[.A15]" office:value-type="float" office:value="2646" calcext:value-type="float">
            <text:p>264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237+259+253+224+245+238+299" office:value-type="float" office:value="1755" calcext:value-type="float">
            <text:p>1755</text:p>
          </table:table-cell>
          <table:table-cell table:formula="of:=[.G15]/[.F15]" office:value-type="float" office:value="125.357142857143" calcext:value-type="float">
            <text:p>125.357142857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K$17]" office:value-type="float" office:value="1750" calcext:value-type="float">
            <text:p>1750</text:p>
          </table:table-cell>
          <table:table-cell table:formula="of:=[.L$17]" office:value-type="float" office:value="109.375" calcext:value-type="float">
            <text:p>109.37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O$17]" office:value-type="float" office:value="1653" calcext:value-type="float">
            <text:p>1653</text:p>
          </table:table-cell>
          <table:table-cell table:formula="of:=[.P$17]" office:value-type="float" office:value="103.3125" calcext:value-type="float">
            <text:p>103.312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S$17]" office:value-type="float" office:value="1331.2" calcext:value-type="float">
            <text:p>1331.2</text:p>
          </table:table-cell>
          <table:table-cell table:formula="of:=[.T$17]" office:value-type="float" office:value="83.2" calcext:value-type="float">
            <text:p>83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18+142+145+127+136+125+126+127+136+131+132+132+138+137+139" office:value-type="float" office:value="1991" calcext:value-type="float">
            <text:p>1991</text:p>
          </table:table-cell>
          <table:table-cell table:formula="of:=[.B16]/[.A16]" office:value-type="float" office:value="132.733333333333" calcext:value-type="float">
            <text:p>132.7333333333</text:p>
          </table:table-cell>
          <table:table-cell table:formula="of:=[.B$2]*[.A16]" office:value-type="float" office:value="2835" calcext:value-type="float">
            <text:p>283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" table:formula="of:=[.G17]" office:value-type="float" office:value="1894" calcext:value-type="float">
            <text:p>1894</text:p>
          </table:table-cell>
          <table:table-cell table:formula="of:=[.H17]" office:value-type="float" office:value="118.375" calcext:value-type="float">
            <text:p>118.37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K$17]" office:value-type="float" office:value="1750" calcext:value-type="float">
            <text:p>1750</text:p>
          </table:table-cell>
          <table:table-cell table:formula="of:=[.L$17]" office:value-type="float" office:value="109.375" calcext:value-type="float">
            <text:p>109.37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O$17]" office:value-type="float" office:value="1653" calcext:value-type="float">
            <text:p>1653</text:p>
          </table:table-cell>
          <table:table-cell table:formula="of:=[.P$17]" office:value-type="float" office:value="103.3125" calcext:value-type="float">
            <text:p>103.312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S$17]" office:value-type="float" office:value="1331.2" calcext:value-type="float">
            <text:p>1331.2</text:p>
          </table:table-cell>
          <table:table-cell table:formula="of:=[.T$17]" office:value-type="float" office:value="83.2" calcext:value-type="float">
            <text:p>83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11+135+134+117+140+129+124+121+129+128+127+123+141+129+132+134" office:value-type="float" office:value="2054" calcext:value-type="float">
            <text:p>2054</text:p>
          </table:table-cell>
          <table:table-cell table:formula="of:=[.B17]/[.A17]" office:value-type="float" office:value="128.375" calcext:value-type="float">
            <text:p>128.375</text:p>
          </table:table-cell>
          <table:table-cell table:formula="of:=[.B$2]*[.A17]" office:value-type="float" office:value="3024" calcext:value-type="float">
            <text:p>302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235+242+231+216+216+237+237+280" office:value-type="float" office:value="1894" calcext:value-type="float">
            <text:p>1894</text:p>
          </table:table-cell>
          <table:table-cell table:formula="of:=[.G17]/[.F17]" office:value-type="float" office:value="118.375" calcext:value-type="float">
            <text:p>118.375</text:p>
          </table:table-cell>
          <table:table-cell/>
          <table:table-cell office:value-type="float" office:value="16" calcext:value-type="float">
            <text:p>16</text:p>
          </table:table-cell>
          <table:table-cell table:style-name="Default" table:formula="of:=408+450+439+453" office:value-type="float" office:value="1750" calcext:value-type="float">
            <text:p>1750</text:p>
          </table:table-cell>
          <table:table-cell table:style-name="Default" table:formula="of:=[.K17]/[.J17]" office:value-type="float" office:value="109.375" calcext:value-type="float">
            <text:p>109.375</text:p>
          </table:table-cell>
          <table:table-cell/>
          <table:table-cell office:value-type="float" office:value="16" calcext:value-type="float">
            <text:p>16</text:p>
          </table:table-cell>
          <table:table-cell table:style-name="Default" table:formula="of:=932+721" office:value-type="float" office:value="1653" calcext:value-type="float">
            <text:p>1653</text:p>
          </table:table-cell>
          <table:table-cell table:style-name="Default" table:formula="of:=[.O17]/[.N17]" office:value-type="float" office:value="103.3125" calcext:value-type="float">
            <text:p>103.3125</text:p>
          </table:table-cell>
          <table:table-cell/>
          <table:table-cell office:value-type="float" office:value="16" calcext:value-type="float">
            <text:p>16</text:p>
          </table:table-cell>
          <table:table-cell table:style-name="Default" table:formula="of:=1.3*1024" office:value-type="float" office:value="1331.2" calcext:value-type="float">
            <text:p>1331.2</text:p>
          </table:table-cell>
          <table:table-cell table:style-name="Default" table:formula="of:=[.S17]/[.R17]" office:value-type="float" office:value="83.2" calcext:value-type="float">
            <text:p>83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21:58:26.212956083</meta:creation-date>
    <dc:date>2017-05-14T22:52:12.420137950</dc:date>
    <meta:editing-duration>PT2M33S</meta:editing-duration>
    <meta:editing-cycles>1</meta:editing-cycles>
    <meta:document-statistic meta:table-count="1" meta:cell-count="272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svg:x="0cm" svg:y="0cm" style:legend-expansion="custom" chartooo:width="15.998cm" chartooo:height="9.005cm" style:legend-expansion-aspect-ratio="1.77656857301499" chart:style-name="ch2"/>
        <chart:plot-area chart:style-name="ch3" table:cell-range-address="Sheet1.A1:Sheet1.B1 Sheet1.S1:Sheet1.S17 Sheet1.B2:Sheet1.B17 Sheet1.D1:Sheet1.D17 Sheet1.G1:Sheet1.G17 Sheet1.K1:Sheet1.K17 Sheet1.O1:Sheet1.O17" chart:data-source-has-labels="both" svg:x="0.319cm" svg:y="0.18cm" svg:width="15.36cm" svg:height="8.645cm">
          <chartooo:coordinate-region svg:x="1.483cm" svg:y="0.379cm" svg:width="14.196cm" svg:height="7.799cm"/>
          <chart:axis chart:dimension="x" chart:name="primary-x" chart:style-name="ch4" chartooo:axis-type="auto">
            <chartooo:date-scale/>
            <chart:categories table:cell-range-address="Sheet1.S1:Sheet1.S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7" chart:label-cell-address="Sheet1.B1:Sheet1.B1" chart:class="chart:line">
            <chart:data-point chart:repeated="16"/>
          </chart:series>
          <chart:series chart:style-name="ch7" chart:values-cell-range-address="Sheet1.D2:Sheet1.D17" chart:label-cell-address="Sheet1.D1:Sheet1.D1" chart:class="chart:line">
            <chart:data-point chart:repeated="16"/>
          </chart:series>
          <chart:series chart:style-name="ch8" chart:values-cell-range-address="Sheet1.G2:Sheet1.G17" chart:label-cell-address="Sheet1.G1:Sheet1.G1" chart:class="chart:line">
            <chart:data-point chart:repeated="16"/>
          </chart:series>
          <chart:series chart:style-name="ch9" chart:values-cell-range-address="Sheet1.K2:Sheet1.K17" chart:label-cell-address="Sheet1.K1:Sheet1.K1" chart:class="chart:line">
            <chart:data-point chart:repeated="16"/>
          </chart:series>
          <chart:series chart:style-name="ch10" chart:values-cell-range-address="Sheet1.O2:Sheet1.O17" chart:label-cell-address="Sheet1.O1:Sheet1.O1" chart:class="chart:line">
            <chart:data-point chart:repeated="16"/>
          </chart:series>
          <chart:series chart:style-name="ch11" chart:values-cell-range-address="Sheet1.S2:Sheet1.S17" chart:label-cell-address="Sheet1.S1:Sheet1.S1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MB/s (1)</text:p>
                <draw:g>
                  <svg:desc>Sheet1.B1:Sheet1.B1</svg:desc>
                </draw:g>
              </table:table-cell>
              <table:table-cell office:value-type="string">
                <text:p>Expected Sum MB/s</text:p>
                <draw:g>
                  <svg:desc>Sheet1.D1:Sheet1.D1</svg:desc>
                </draw:g>
              </table:table-cell>
              <table:table-cell office:value-type="string">
                <text:p>Sum MB/s (2)</text:p>
                <draw:g>
                  <svg:desc>Sheet1.G1:Sheet1.G1</svg:desc>
                </draw:g>
              </table:table-cell>
              <table:table-cell office:value-type="string">
                <text:p>Sum MB/s (4)</text:p>
                <draw:g>
                  <svg:desc>Sheet1.K1:Sheet1.K1</svg:desc>
                </draw:g>
              </table:table-cell>
              <table:table-cell office:value-type="string">
                <text:p>Sum MB/s (8)</text:p>
                <draw:g>
                  <svg:desc>Sheet1.O1:Sheet1.O1</svg:desc>
                </draw:g>
              </table:table-cell>
              <table:table-cell office:value-type="string">
                <text:p>Sum MB/s (16)</text:p>
                <draw:g>
                  <svg:desc>Sheet1.S1:Sheet1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m MB/s (16)</text:p>
                <draw:g>
                  <svg:desc>Sheet1.S1:Sheet1.S1</svg:desc>
                </draw:g>
              </table:table-cell>
              <table:table-cell office:value-type="float" office:value="189">
                <text:p>189</text:p>
                <draw:g>
                  <svg:desc>Sheet1.B2:Sheet1.B17</svg:desc>
                </draw:g>
              </table:table-cell>
              <table:table-cell office:value-type="float" office:value="189">
                <text:p>189</text:p>
                <draw:g>
                  <svg:desc>Sheet1.D2:Sheet1.D17</svg:desc>
                </draw:g>
              </table:table-cell>
              <table:table-cell office:value-type="float" office:value="340">
                <text:p>340</text:p>
                <draw:g>
                  <svg:desc>Sheet1.G2:Sheet1.G17</svg:desc>
                </draw:g>
              </table:table-cell>
              <table:table-cell office:value-type="float" office:value="556">
                <text:p>556</text:p>
                <draw:g>
                  <svg:desc>Sheet1.K2:Sheet1.K17</svg:desc>
                </draw:g>
              </table:table-cell>
              <table:table-cell office:value-type="float" office:value="957">
                <text:p>957</text:p>
                <draw:g>
                  <svg:desc>Sheet1.O2:Sheet1.O17</svg:desc>
                </draw:g>
              </table:table-cell>
              <table:table-cell office:value-type="float" office:value="1331.2">
                <text:p>1331.2</text:p>
                <draw:g>
                  <svg:desc>Sheet1.S2:Sheet1.S17</svg:desc>
                </draw:g>
              </table:table-cell>
            </table:table-row>
            <table:table-row>
              <table:table-cell office:value-type="string"/>
              <table:table-cell office:value-type="float" office:value="367">
                <text:p>367</text:p>
              </table:table-cell>
              <table:table-cell office:value-type="float" office:value="378">
                <text:p>378</text:p>
              </table:table-cell>
              <table:table-cell office:value-type="float" office:value="340">
                <text:p>340</text:p>
              </table:table-cell>
              <table:table-cell office:value-type="float" office:value="556">
                <text:p>556</text:p>
              </table:table-cell>
              <table:table-cell office:value-type="float" office:value="957">
                <text:p>957</text:p>
              </table:table-cell>
              <table:table-cell office:value-type="float" office:value="1331.2">
                <text:p>1331.2</text:p>
              </table:table-cell>
            </table:table-row>
            <table:table-row>
              <table:table-cell office:value-type="string"/>
              <table:table-cell office:value-type="float" office:value="561">
                <text:p>561</text:p>
              </table:table-cell>
              <table:table-cell office:value-type="float" office:value="567">
                <text:p>567</text:p>
              </table:table-cell>
              <table:table-cell office:value-type="float" office:value="696">
                <text:p>696</text:p>
              </table:table-cell>
              <table:table-cell office:value-type="float" office:value="556">
                <text:p>556</text:p>
              </table:table-cell>
              <table:table-cell office:value-type="float" office:value="957">
                <text:p>957</text:p>
              </table:table-cell>
              <table:table-cell office:value-type="float" office:value="1331.2">
                <text:p>1331.2</text:p>
              </table:table-cell>
            </table:table-row>
            <table:table-row>
              <table:table-cell office:value-type="string"/>
              <table:table-cell office:value-type="float" office:value="805">
                <text:p>805</text:p>
              </table:table-cell>
              <table:table-cell office:value-type="float" office:value="756">
                <text:p>756</text:p>
              </table:table-cell>
              <table:table-cell office:value-type="float" office:value="696">
                <text:p>696</text:p>
              </table:table-cell>
              <table:table-cell office:value-type="float" office:value="556">
                <text:p>556</text:p>
              </table:table-cell>
              <table:table-cell office:value-type="float" office:value="957">
                <text:p>957</text:p>
              </table:table-cell>
              <table:table-cell office:value-type="float" office:value="1331.2">
                <text:p>1331.2</text:p>
              </table:table-cell>
            </table:table-row>
            <table:table-row>
              <table:table-cell office:value-type="string"/>
              <table:table-cell office:value-type="float" office:value="976">
                <text:p>976</text:p>
              </table:table-cell>
              <table:table-cell office:value-type="float" office:value="945">
                <text:p>945</text:p>
              </table:table-cell>
              <table:table-cell office:value-type="float" office:value="972">
                <text:p>972</text:p>
              </table:table-cell>
              <table:table-cell office:value-type="float" office:value="1012">
                <text:p>1012</text:p>
              </table:table-cell>
              <table:table-cell office:value-type="float" office:value="957">
                <text:p>957</text:p>
              </table:table-cell>
              <table:table-cell office:value-type="float" office:value="1331.2">
                <text:p>1331.2</text:p>
              </table:table-cell>
            </table:table-row>
            <table:table-row>
              <table:table-cell office:value-type="string"/>
              <table:table-cell office:value-type="float" office:value="1140">
                <text:p>1140</text:p>
              </table:table-cell>
              <table:table-cell office:value-type="float" office:value="1134">
                <text:p>1134</text:p>
              </table:table-cell>
              <table:table-cell office:value-type="float" office:value="972">
                <text:p>972</text:p>
              </table:table-cell>
              <table:table-cell office:value-type="float" office:value="1012">
                <text:p>1012</text:p>
              </table:table-cell>
              <table:table-cell office:value-type="float" office:value="957">
                <text:p>957</text:p>
              </table:table-cell>
              <table:table-cell office:value-type="float" office:value="1331.2">
                <text:p>1331.2</text:p>
              </table:table-cell>
            </table:table-row>
            <table:table-row>
              <table:table-cell office:value-type="string"/>
              <table:table-cell office:value-type="float" office:value="1369">
                <text:p>1369</text:p>
              </table:table-cell>
              <table:table-cell office:value-type="float" office:value="1323">
                <text:p>1323</text:p>
              </table:table-cell>
              <table:table-cell office:value-type="float" office:value="1255">
                <text:p>1255</text:p>
              </table:table-cell>
              <table:table-cell office:value-type="float" office:value="1012">
                <text:p>1012</text:p>
              </table:table-cell>
              <table:table-cell office:value-type="float" office:value="957">
                <text:p>957</text:p>
              </table:table-cell>
              <table:table-cell office:value-type="float" office:value="1331.2">
                <text:p>1331.2</text:p>
              </table:table-cell>
            </table:table-row>
            <table:table-row>
              <table:table-cell office:value-type="string"/>
              <table:table-cell office:value-type="float" office:value="1511">
                <text:p>1511</text:p>
              </table:table-cell>
              <table:table-cell office:value-type="float" office:value="1512">
                <text:p>1512</text:p>
              </table:table-cell>
              <table:table-cell office:value-type="float" office:value="1255">
                <text:p>1255</text:p>
              </table:table-cell>
              <table:table-cell office:value-type="float" office:value="1012">
                <text:p>1012</text:p>
              </table:table-cell>
              <table:table-cell office:value-type="float" office:value="957">
                <text:p>957</text:p>
              </table:table-cell>
              <table:table-cell office:value-type="float" office:value="1331.2">
                <text:p>1331.2</text:p>
              </table:table-cell>
            </table:table-row>
            <table:table-row>
              <table:table-cell office:value-type="string"/>
              <table:table-cell office:value-type="float" office:value="1645">
                <text:p>1645</text:p>
              </table:table-cell>
              <table:table-cell office:value-type="float" office:value="1701">
                <text:p>1701</text:p>
              </table:table-cell>
              <table:table-cell office:value-type="float" office:value="1567">
                <text:p>1567</text:p>
              </table:table-cell>
              <table:table-cell office:value-type="float" office:value="1557">
                <text:p>1557</text:p>
              </table:table-cell>
              <table:table-cell office:value-type="float" office:value="1653">
                <text:p>1653</text:p>
              </table:table-cell>
              <table:table-cell office:value-type="float" office:value="1331.2">
                <text:p>1331.2</text:p>
              </table:table-cell>
            </table:table-row>
            <table:table-row>
              <table:table-cell office:value-type="string"/>
              <table:table-cell office:value-type="float" office:value="1771">
                <text:p>1771</text:p>
              </table:table-cell>
              <table:table-cell office:value-type="float" office:value="1890">
                <text:p>1890</text:p>
              </table:table-cell>
              <table:table-cell office:value-type="float" office:value="1567">
                <text:p>1567</text:p>
              </table:table-cell>
              <table:table-cell office:value-type="float" office:value="1557">
                <text:p>1557</text:p>
              </table:table-cell>
              <table:table-cell office:value-type="float" office:value="1653">
                <text:p>1653</text:p>
              </table:table-cell>
              <table:table-cell office:value-type="float" office:value="1331.2">
                <text:p>1331.2</text:p>
              </table:table-cell>
            </table:table-row>
            <table:table-row>
              <table:table-cell office:value-type="string"/>
              <table:table-cell office:value-type="float" office:value="1829">
                <text:p>1829</text:p>
              </table:table-cell>
              <table:table-cell office:value-type="float" office:value="2079">
                <text:p>2079</text:p>
              </table:table-cell>
              <table:table-cell office:value-type="float" office:value="1615">
                <text:p>1615</text:p>
              </table:table-cell>
              <table:table-cell office:value-type="float" office:value="1557">
                <text:p>1557</text:p>
              </table:table-cell>
              <table:table-cell office:value-type="float" office:value="1653">
                <text:p>1653</text:p>
              </table:table-cell>
              <table:table-cell office:value-type="float" office:value="1331.2">
                <text:p>1331.2</text:p>
              </table:table-cell>
            </table:table-row>
            <table:table-row>
              <table:table-cell office:value-type="string"/>
              <table:table-cell office:value-type="float" office:value="1872">
                <text:p>1872</text:p>
              </table:table-cell>
              <table:table-cell office:value-type="float" office:value="2268">
                <text:p>2268</text:p>
              </table:table-cell>
              <table:table-cell office:value-type="float" office:value="1615">
                <text:p>1615</text:p>
              </table:table-cell>
              <table:table-cell office:value-type="float" office:value="1557">
                <text:p>1557</text:p>
              </table:table-cell>
              <table:table-cell office:value-type="float" office:value="1653">
                <text:p>1653</text:p>
              </table:table-cell>
              <table:table-cell office:value-type="float" office:value="1331.2">
                <text:p>1331.2</text:p>
              </table:table-cell>
            </table:table-row>
            <table:table-row>
              <table:table-cell office:value-type="string"/>
              <table:table-cell office:value-type="float" office:value="2019">
                <text:p>2019</text:p>
              </table:table-cell>
              <table:table-cell office:value-type="float" office:value="2457">
                <text:p>2457</text:p>
              </table:table-cell>
              <table:table-cell office:value-type="float" office:value="1755">
                <text:p>1755</text:p>
              </table:table-cell>
              <table:table-cell office:value-type="float" office:value="1750">
                <text:p>1750</text:p>
              </table:table-cell>
              <table:table-cell office:value-type="float" office:value="1653">
                <text:p>1653</text:p>
              </table:table-cell>
              <table:table-cell office:value-type="float" office:value="1331.2">
                <text:p>1331.2</text:p>
              </table:table-cell>
            </table:table-row>
            <table:table-row>
              <table:table-cell office:value-type="string"/>
              <table:table-cell office:value-type="float" office:value="1979">
                <text:p>1979</text:p>
              </table:table-cell>
              <table:table-cell office:value-type="float" office:value="2646">
                <text:p>2646</text:p>
              </table:table-cell>
              <table:table-cell office:value-type="float" office:value="1755">
                <text:p>1755</text:p>
              </table:table-cell>
              <table:table-cell office:value-type="float" office:value="1750">
                <text:p>1750</text:p>
              </table:table-cell>
              <table:table-cell office:value-type="float" office:value="1653">
                <text:p>1653</text:p>
              </table:table-cell>
              <table:table-cell office:value-type="float" office:value="1331.2">
                <text:p>1331.2</text:p>
              </table:table-cell>
            </table:table-row>
            <table:table-row>
              <table:table-cell office:value-type="string"/>
              <table:table-cell office:value-type="float" office:value="1991">
                <text:p>1991</text:p>
              </table:table-cell>
              <table:table-cell office:value-type="float" office:value="2835">
                <text:p>2835</text:p>
              </table:table-cell>
              <table:table-cell office:value-type="float" office:value="1894">
                <text:p>1894</text:p>
              </table:table-cell>
              <table:table-cell office:value-type="float" office:value="1750">
                <text:p>1750</text:p>
              </table:table-cell>
              <table:table-cell office:value-type="float" office:value="1653">
                <text:p>1653</text:p>
              </table:table-cell>
              <table:table-cell office:value-type="float" office:value="1331.2">
                <text:p>1331.2</text:p>
              </table:table-cell>
            </table:table-row>
            <table:table-row>
              <table:table-cell office:value-type="string"/>
              <table:table-cell office:value-type="float" office:value="2054">
                <text:p>2054</text:p>
              </table:table-cell>
              <table:table-cell office:value-type="float" office:value="3024">
                <text:p>3024</text:p>
              </table:table-cell>
              <table:table-cell office:value-type="float" office:value="1894">
                <text:p>1894</text:p>
              </table:table-cell>
              <table:table-cell office:value-type="float" office:value="1750">
                <text:p>1750</text:p>
              </table:table-cell>
              <table:table-cell office:value-type="float" office:value="1653">
                <text:p>1653</text:p>
              </table:table-cell>
              <table:table-cell office:value-type="float" office:value="1331.2">
                <text:p>133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line" chart:style-name="ch1">
        <chart:legend svg:x="0cm" svg:y="0cm" style:legend-expansion="custom" chartooo:width="15.997cm" chartooo:height="9.006cm" style:legend-expansion-aspect-ratio="1.77626027093049" chart:style-name="ch2"/>
        <chart:plot-area chart:style-name="ch3" table:cell-range-address="Sheet1.T1:Sheet1.T17 Sheet1.C1:Sheet1.C17 Sheet1.H1:Sheet1.H17 Sheet1.L1:Sheet1.L17 Sheet1.P1:Sheet1.P17" chart:data-source-has-labels="both" svg:x="0.319cm" svg:y="0.18cm" svg:width="15.359cm" svg:height="8.646cm">
          <chartooo:coordinate-region svg:x="1.417cm" svg:y="0.38cm" svg:width="14.261cm" svg:height="7.799cm"/>
          <chart:axis chart:dimension="x" chart:name="primary-x" chart:style-name="ch4" chartooo:axis-type="auto">
            <chartooo:date-scale/>
            <chart:categories table:cell-range-address="Sheet1.T1:Sheet1.T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7" chart:label-cell-address="Sheet1.C1:Sheet1.C1" chart:class="chart:line">
            <chart:data-point chart:repeated="16"/>
          </chart:series>
          <chart:series chart:style-name="ch7" chart:values-cell-range-address="Sheet1.H2:Sheet1.H17" chart:label-cell-address="Sheet1.H1:Sheet1.H1" chart:class="chart:line">
            <chart:data-point chart:repeated="16"/>
          </chart:series>
          <chart:series chart:style-name="ch8" chart:values-cell-range-address="Sheet1.L2:Sheet1.L17" chart:label-cell-address="Sheet1.L1:Sheet1.L1" chart:class="chart:line">
            <chart:data-point chart:repeated="16"/>
          </chart:series>
          <chart:series chart:style-name="ch9" chart:values-cell-range-address="Sheet1.P2:Sheet1.P17" chart:label-cell-address="Sheet1.P1:Sheet1.P1" chart:class="chart:line">
            <chart:data-point chart:repeated="16"/>
          </chart:series>
          <chart:series chart:style-name="ch10" chart:values-cell-range-address="Sheet1.T2:Sheet1.T17" chart:label-cell-address="Sheet1.T1:Sheet1.T1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MB/s (1)</text:p>
                <draw:g>
                  <svg:desc>Sheet1.C1:Sheet1.C1</svg:desc>
                </draw:g>
              </table:table-cell>
              <table:table-cell office:value-type="string">
                <text:p>Avg MB/s (2)</text:p>
                <draw:g>
                  <svg:desc>Sheet1.H1:Sheet1.H1</svg:desc>
                </draw:g>
              </table:table-cell>
              <table:table-cell office:value-type="string">
                <text:p>Avg MB/s (4)</text:p>
                <draw:g>
                  <svg:desc>Sheet1.L1:Sheet1.L1</svg:desc>
                </draw:g>
              </table:table-cell>
              <table:table-cell office:value-type="string">
                <text:p>Avg MB/s (8)</text:p>
                <draw:g>
                  <svg:desc>Sheet1.P1:Sheet1.P1</svg:desc>
                </draw:g>
              </table:table-cell>
              <table:table-cell office:value-type="string">
                <text:p>Avg MB/s (16)</text:p>
                <draw:g>
                  <svg:desc>Sheet1.T1:Sheet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MB/s (16)</text:p>
                <draw:g>
                  <svg:desc>Sheet1.T1:Sheet1.T1</svg:desc>
                </draw:g>
              </table:table-cell>
              <table:table-cell office:value-type="float" office:value="189">
                <text:p>189</text:p>
                <draw:g>
                  <svg:desc>Sheet1.C2:Sheet1.C17</svg:desc>
                </draw:g>
              </table:table-cell>
              <table:table-cell office:value-type="float" office:value="170">
                <text:p>170</text:p>
                <draw:g>
                  <svg:desc>Sheet1.H2:Sheet1.H17</svg:desc>
                </draw:g>
              </table:table-cell>
              <table:table-cell office:value-type="float" office:value="139">
                <text:p>139</text:p>
                <draw:g>
                  <svg:desc>Sheet1.L2:Sheet1.L17</svg:desc>
                </draw:g>
              </table:table-cell>
              <table:table-cell office:value-type="float" office:value="119.625">
                <text:p>119.625</text:p>
                <draw:g>
                  <svg:desc>Sheet1.P2:Sheet1.P17</svg:desc>
                </draw:g>
              </table:table-cell>
              <table:table-cell office:value-type="float" office:value="83.2">
                <text:p>83.2</text:p>
                <draw:g>
                  <svg:desc>Sheet1.T2:Sheet1.T17</svg:desc>
                </draw:g>
              </table:table-cell>
            </table:table-row>
            <table:table-row>
              <table:table-cell office:value-type="string"/>
              <table:table-cell office:value-type="float" office:value="183.5">
                <text:p>183.5</text:p>
              </table:table-cell>
              <table:table-cell office:value-type="float" office:value="170">
                <text:p>170</text:p>
              </table:table-cell>
              <table:table-cell office:value-type="float" office:value="139">
                <text:p>139</text:p>
              </table:table-cell>
              <table:table-cell office:value-type="float" office:value="119.625">
                <text:p>119.625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/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  <table:table-cell office:value-type="float" office:value="139">
                <text:p>139</text:p>
              </table:table-cell>
              <table:table-cell office:value-type="float" office:value="119.625">
                <text:p>119.625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/>
              <table:table-cell office:value-type="float" office:value="201.25">
                <text:p>201.25</text:p>
              </table:table-cell>
              <table:table-cell office:value-type="float" office:value="174">
                <text:p>174</text:p>
              </table:table-cell>
              <table:table-cell office:value-type="float" office:value="139">
                <text:p>139</text:p>
              </table:table-cell>
              <table:table-cell office:value-type="float" office:value="119.625">
                <text:p>119.625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/>
              <table:table-cell office:value-type="float" office:value="195.2">
                <text:p>195.2</text:p>
              </table:table-cell>
              <table:table-cell office:value-type="float" office:value="162">
                <text:p>162</text:p>
              </table:table-cell>
              <table:table-cell office:value-type="float" office:value="126.5">
                <text:p>126.5</text:p>
              </table:table-cell>
              <table:table-cell office:value-type="float" office:value="119.625">
                <text:p>119.625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162">
                <text:p>162</text:p>
              </table:table-cell>
              <table:table-cell office:value-type="float" office:value="126.5">
                <text:p>126.5</text:p>
              </table:table-cell>
              <table:table-cell office:value-type="float" office:value="119.625">
                <text:p>119.625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/>
              <table:table-cell office:value-type="float" office:value="195.571428571429">
                <text:p>195.571428571429</text:p>
              </table:table-cell>
              <table:table-cell office:value-type="float" office:value="156.875">
                <text:p>156.875</text:p>
              </table:table-cell>
              <table:table-cell office:value-type="float" office:value="126.5">
                <text:p>126.5</text:p>
              </table:table-cell>
              <table:table-cell office:value-type="float" office:value="119.625">
                <text:p>119.625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/>
              <table:table-cell office:value-type="float" office:value="188.875">
                <text:p>188.875</text:p>
              </table:table-cell>
              <table:table-cell office:value-type="float" office:value="156.875">
                <text:p>156.875</text:p>
              </table:table-cell>
              <table:table-cell office:value-type="float" office:value="126.5">
                <text:p>126.5</text:p>
              </table:table-cell>
              <table:table-cell office:value-type="float" office:value="119.625">
                <text:p>119.625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/>
              <table:table-cell office:value-type="float" office:value="182.777777777778">
                <text:p>182.777777777778</text:p>
              </table:table-cell>
              <table:table-cell office:value-type="float" office:value="156.7">
                <text:p>156.7</text:p>
              </table:table-cell>
              <table:table-cell office:value-type="float" office:value="129.75">
                <text:p>129.75</text:p>
              </table:table-cell>
              <table:table-cell office:value-type="float" office:value="103.3125">
                <text:p>103.3125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/>
              <table:table-cell office:value-type="float" office:value="177.1">
                <text:p>177.1</text:p>
              </table:table-cell>
              <table:table-cell office:value-type="float" office:value="156.7">
                <text:p>156.7</text:p>
              </table:table-cell>
              <table:table-cell office:value-type="float" office:value="129.75">
                <text:p>129.75</text:p>
              </table:table-cell>
              <table:table-cell office:value-type="float" office:value="103.3125">
                <text:p>103.3125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/>
              <table:table-cell office:value-type="float" office:value="166.272727272727">
                <text:p>166.272727272727</text:p>
              </table:table-cell>
              <table:table-cell office:value-type="float" office:value="134.583333333333">
                <text:p>134.583333333333</text:p>
              </table:table-cell>
              <table:table-cell office:value-type="float" office:value="129.75">
                <text:p>129.75</text:p>
              </table:table-cell>
              <table:table-cell office:value-type="float" office:value="103.3125">
                <text:p>103.3125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/>
              <table:table-cell office:value-type="float" office:value="156">
                <text:p>156</text:p>
              </table:table-cell>
              <table:table-cell office:value-type="float" office:value="134.583333333333">
                <text:p>134.583333333333</text:p>
              </table:table-cell>
              <table:table-cell office:value-type="float" office:value="129.75">
                <text:p>129.75</text:p>
              </table:table-cell>
              <table:table-cell office:value-type="float" office:value="103.3125">
                <text:p>103.3125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/>
              <table:table-cell office:value-type="float" office:value="155.307692307692">
                <text:p>155.307692307692</text:p>
              </table:table-cell>
              <table:table-cell office:value-type="float" office:value="125.357142857143">
                <text:p>125.357142857143</text:p>
              </table:table-cell>
              <table:table-cell office:value-type="float" office:value="109.375">
                <text:p>109.375</text:p>
              </table:table-cell>
              <table:table-cell office:value-type="float" office:value="103.3125">
                <text:p>103.3125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/>
              <table:table-cell office:value-type="float" office:value="141.357142857143">
                <text:p>141.357142857143</text:p>
              </table:table-cell>
              <table:table-cell office:value-type="float" office:value="125.357142857143">
                <text:p>125.357142857143</text:p>
              </table:table-cell>
              <table:table-cell office:value-type="float" office:value="109.375">
                <text:p>109.375</text:p>
              </table:table-cell>
              <table:table-cell office:value-type="float" office:value="103.3125">
                <text:p>103.3125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/>
              <table:table-cell office:value-type="float" office:value="132.733333333333">
                <text:p>132.733333333333</text:p>
              </table:table-cell>
              <table:table-cell office:value-type="float" office:value="118.375">
                <text:p>118.375</text:p>
              </table:table-cell>
              <table:table-cell office:value-type="float" office:value="109.375">
                <text:p>109.375</text:p>
              </table:table-cell>
              <table:table-cell office:value-type="float" office:value="103.3125">
                <text:p>103.3125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/>
              <table:table-cell office:value-type="float" office:value="128.375">
                <text:p>128.375</text:p>
              </table:table-cell>
              <table:table-cell office:value-type="float" office:value="118.375">
                <text:p>118.375</text:p>
              </table:table-cell>
              <table:table-cell office:value-type="float" office:value="109.375">
                <text:p>109.375</text:p>
              </table:table-cell>
              <table:table-cell office:value-type="float" office:value="103.3125">
                <text:p>103.3125</text:p>
              </table:table-cell>
              <table:table-cell office:value-type="float" office:value="83.2">
                <text:p>83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